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08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8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8497" table:style-name="ce13">
            <text:p>228,497</text:p>
          </table:table-cell>
          <table:table-cell office:value-type="float" office:value="110423" table:style-name="ce13">
            <text:p>110,423</text:p>
          </table:table-cell>
          <table:table-cell office:value-type="float" office:value="1778" table:style-name="ce13">
            <text:p>1,778</text:p>
          </table:table-cell>
          <table:table-cell office:value-type="float" office:value="1262" table:style-name="ce13">
            <text:p>1,262</text:p>
          </table:table-cell>
          <table:table-cell office:value-type="float" office:value="169639" table:style-name="ce13">
            <text:p>169,639</text:p>
          </table:table-cell>
          <table:table-cell office:value-type="float" office:value="123012" table:style-name="ce13">
            <text:p>123,012</text:p>
          </table:table-cell>
          <table:table-cell office:value-type="float" office:value="643518" table:style-name="ce13">
            <text:p>643,518</text:p>
          </table:table-cell>
          <table:table-cell office:value-type="float" office:value="657" table:style-name="ce13">
            <text:p>657</text:p>
          </table:table-cell>
          <table:table-cell office:value-type="float" office:value="0.13" table:style-name="ce14">
            <text:p>0.13</text:p>
          </table:table-cell>
          <table:table-cell office:value-type="float" office:value="0.02" table:style-name="ce14">
            <text:p>0.02</text:p>
          </table:table-cell>
          <table:table-cell office:value-type="float" office:value="1158.0999999999999" table:style-name="ce14">
            <text:p>1,158.10</text:p>
          </table:table-cell>
          <table:table-cell office:value-type="float" office:value="255" table:style-name="ce13">
            <text:p>255</text:p>
          </table:table-cell>
          <table:table-cell office:value-type="float" office:value="4833" table:style-name="ce13">
            <text:p>4,8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39953" table:style-name="ce13">
            <text:p>339,953</text:p>
          </table:table-cell>
          <table:table-cell office:value-type="float" office:value="138289" table:style-name="ce13">
            <text:p>138,289</text:p>
          </table:table-cell>
          <table:table-cell office:value-type="float" office:value="1638" table:style-name="ce13">
            <text:p>1,638</text:p>
          </table:table-cell>
          <table:table-cell office:value-type="float" office:value="1809" table:style-name="ce13">
            <text:p>1,809</text:p>
          </table:table-cell>
          <table:table-cell office:value-type="float" office:value="349151" table:style-name="ce13">
            <text:p>349,151</text:p>
          </table:table-cell>
          <table:table-cell office:value-type="float" office:value="118173" table:style-name="ce13">
            <text:p>118,173</text:p>
          </table:table-cell>
          <table:table-cell office:value-type="float" office:value="752481" table:style-name="ce13">
            <text:p>752,481</text:p>
          </table:table-cell>
          <table:table-cell office:value-type="float" office:value="635" table:style-name="ce13">
            <text:p>635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2" table:style-name="ce14">
            <text:p>0.20</text:p>
          </table:table-cell>
          <table:table-cell office:value-type="float" office:value="1164.46" table:style-name="ce14">
            <text:p>1,164.46</text:p>
          </table:table-cell>
          <table:table-cell office:value-type="float" office:value="2854" table:style-name="ce13">
            <text:p>2,854</text:p>
          </table:table-cell>
          <table:table-cell office:value-type="float" office:value="14535" table:style-name="ce13">
            <text:p>14,5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19105" table:style-name="ce13">
            <text:p>619,105</text:p>
          </table:table-cell>
          <table:table-cell office:value-type="float" office:value="364353" table:style-name="ce13">
            <text:p>364,353</text:p>
          </table:table-cell>
          <table:table-cell office:value-type="float" office:value="6917" table:style-name="ce13">
            <text:p>6,917</text:p>
          </table:table-cell>
          <table:table-cell office:value-type="float" office:value="4080" table:style-name="ce13">
            <text:p>4,080</text:p>
          </table:table-cell>
          <table:table-cell office:value-type="float" office:value="751712" table:style-name="ce13">
            <text:p>751,712</text:p>
          </table:table-cell>
          <table:table-cell office:value-type="float" office:value="1348325" table:style-name="ce13">
            <text:p>1,348,325</text:p>
          </table:table-cell>
          <table:table-cell office:value-type="float" office:value="3029700" table:style-name="ce13">
            <text:p>3,029,700</text:p>
          </table:table-cell>
          <table:table-cell office:value-type="float" office:value="1622" table:style-name="ce13">
            <text:p>1,622</text:p>
          </table:table-cell>
          <table:table-cell office:value-type="float" office:value="0.15" table:style-name="ce14">
            <text:p>0.15</text:p>
          </table:table-cell>
          <table:table-cell office:value-type="float" office:value="0.12" table:style-name="ce14">
            <text:p>0.12</text:p>
          </table:table-cell>
          <table:table-cell office:value-type="float" office:value="495.41" table:style-name="ce14">
            <text:p>495.41</text:p>
          </table:table-cell>
          <table:table-cell office:value-type="float" office:value="4420" table:style-name="ce13">
            <text:p>4,420</text:p>
          </table:table-cell>
          <table:table-cell office:value-type="float" office:value="38932" table:style-name="ce13">
            <text:p>38,9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380226" table:style-name="ce13">
            <text:p>1,380,226</text:p>
          </table:table-cell>
          <table:table-cell office:value-type="float" office:value="831407" table:style-name="ce13">
            <text:p>831,407</text:p>
          </table:table-cell>
          <table:table-cell office:value-type="float" office:value="15096" table:style-name="ce13">
            <text:p>15,096</text:p>
          </table:table-cell>
          <table:table-cell office:value-type="float" office:value="9853" table:style-name="ce13">
            <text:p>9,853</text:p>
          </table:table-cell>
          <table:table-cell office:value-type="float" office:value="1401027" table:style-name="ce13">
            <text:p>1,401,027</text:p>
          </table:table-cell>
          <table:table-cell office:value-type="float" office:value="2047072" table:style-name="ce13">
            <text:p>2,047,072</text:p>
          </table:table-cell>
          <table:table-cell office:value-type="float" office:value="4662944" table:style-name="ce13">
            <text:p>4,662,944</text:p>
          </table:table-cell>
          <table:table-cell office:value-type="float" office:value="7401" table:style-name="ce13">
            <text:p>7,401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988.38" table:style-name="ce14">
            <text:p>1,988.38</text:p>
          </table:table-cell>
          <table:table-cell office:value-type="float" office:value="5362" table:style-name="ce13">
            <text:p>5,362</text:p>
          </table:table-cell>
          <table:table-cell office:value-type="float" office:value="42958" table:style-name="ce13">
            <text:p>42,9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9965" table:style-name="ce13">
            <text:p>1,019,965</text:p>
          </table:table-cell>
          <table:table-cell office:value-type="float" office:value="763451" table:style-name="ce13">
            <text:p>763,451</text:p>
          </table:table-cell>
          <table:table-cell office:value-type="float" office:value="9778" table:style-name="ce13">
            <text:p>9,778</text:p>
          </table:table-cell>
          <table:table-cell office:value-type="float" office:value="7851" table:style-name="ce13">
            <text:p>7,851</text:p>
          </table:table-cell>
          <table:table-cell office:value-type="float" office:value="949076" table:style-name="ce13">
            <text:p>949,076</text:p>
          </table:table-cell>
          <table:table-cell office:value-type="float" office:value="3679771" table:style-name="ce13">
            <text:p>3,679,771</text:p>
          </table:table-cell>
          <table:table-cell office:value-type="float" office:value="4170612" table:style-name="ce13">
            <text:p>4,170,612</text:p>
          </table:table-cell>
          <table:table-cell office:value-type="float" office:value="1155" table:style-name="ce13">
            <text:p>1,155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421.97" table:style-name="ce14">
            <text:p>421.97</text:p>
          </table:table-cell>
          <table:table-cell office:value-type="float" office:value="0" table:style-name="ce13">
            <text:p>0</text:p>
          </table:table-cell>
          <table:table-cell office:value-type="float" office:value="24988" table:style-name="ce13">
            <text:p>24,9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70270" table:style-name="ce13">
            <text:p>570,270</text:p>
          </table:table-cell>
          <table:table-cell office:value-type="float" office:value="246921" table:style-name="ce13">
            <text:p>246,921</text:p>
          </table:table-cell>
          <table:table-cell office:value-type="float" office:value="14427" table:style-name="ce13">
            <text:p>14,427</text:p>
          </table:table-cell>
          <table:table-cell office:value-type="float" office:value="3456" table:style-name="ce13">
            <text:p>3,456</text:p>
          </table:table-cell>
          <table:table-cell office:value-type="float" office:value="312701" table:style-name="ce13">
            <text:p>312,701</text:p>
          </table:table-cell>
          <table:table-cell office:value-type="float" office:value="724539" table:style-name="ce13">
            <text:p>724,539</text:p>
          </table:table-cell>
          <table:table-cell office:value-type="float" office:value="1488195" table:style-name="ce13">
            <text:p>1,488,195</text:p>
          </table:table-cell>
          <table:table-cell office:value-type="float" office:value="646" table:style-name="ce13">
            <text:p>646</text:p>
          </table:table-cell>
          <table:table-cell office:value-type="float" office:value="0.22" table:style-name="ce14">
            <text:p>0.22</text:p>
          </table:table-cell>
          <table:table-cell office:value-type="float" office:value="0" table:style-name="ce14">
            <text:p>0.00</text:p>
          </table:table-cell>
          <table:table-cell office:value-type="float" office:value="606.32000000000005" table:style-name="ce14">
            <text:p>606.32</text:p>
          </table:table-cell>
          <table:table-cell office:value-type="float" office:value="1241" table:style-name="ce13">
            <text:p>1,241</text:p>
          </table:table-cell>
          <table:table-cell office:value-type="float" office:value="10714" table:style-name="ce13">
            <text:p>10,71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2246" table:style-name="ce13">
            <text:p>442,246</text:p>
          </table:table-cell>
          <table:table-cell office:value-type="float" office:value="229846" table:style-name="ce13">
            <text:p>229,846</text:p>
          </table:table-cell>
          <table:table-cell office:value-type="float" office:value="3662" table:style-name="ce13">
            <text:p>3,662</text:p>
          </table:table-cell>
          <table:table-cell office:value-type="float" office:value="43591" table:style-name="ce13">
            <text:p>43,591</text:p>
          </table:table-cell>
          <table:table-cell office:value-type="float" office:value="543212" table:style-name="ce13">
            <text:p>543,212</text:p>
          </table:table-cell>
          <table:table-cell office:value-type="float" office:value="860667" table:style-name="ce13">
            <text:p>860,667</text:p>
          </table:table-cell>
          <table:table-cell office:value-type="float" office:value="1120958" table:style-name="ce13">
            <text:p>1,120,958</text:p>
          </table:table-cell>
          <table:table-cell office:value-type="float" office:value="4748" table:style-name="ce13">
            <text:p>4,748</text:p>
          </table:table-cell>
          <table:table-cell office:value-type="float" office:value="0.15" table:style-name="ce14">
            <text:p>0.15</text:p>
          </table:table-cell>
          <table:table-cell office:value-type="float" office:value="0.12" table:style-name="ce14">
            <text:p>0.12</text:p>
          </table:table-cell>
          <table:table-cell office:value-type="float" office:value="1837.05" table:style-name="ce14">
            <text:p>1,837.05</text:p>
          </table:table-cell>
          <table:table-cell office:value-type="float" office:value="2078" table:style-name="ce13">
            <text:p>2,078</text:p>
          </table:table-cell>
          <table:table-cell office:value-type="float" office:value="19648" table:style-name="ce13">
            <text:p>19,64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065233" table:style-name="ce13">
            <text:p>4,065,233</text:p>
          </table:table-cell>
          <table:table-cell office:value-type="float" office:value="2725020" table:style-name="ce13">
            <text:p>2,725,020</text:p>
          </table:table-cell>
          <table:table-cell office:value-type="float" office:value="37324" table:style-name="ce13">
            <text:p>37,324</text:p>
          </table:table-cell>
          <table:table-cell office:value-type="float" office:value="25390" table:style-name="ce13">
            <text:p>25,390</text:p>
          </table:table-cell>
          <table:table-cell office:value-type="float" office:value="5525758" table:style-name="ce13">
            <text:p>5,525,758</text:p>
          </table:table-cell>
          <table:table-cell office:value-type="float" office:value="23716907" table:style-name="ce13">
            <text:p>23,716,907</text:p>
          </table:table-cell>
          <table:table-cell office:value-type="float" office:value="24554278" table:style-name="ce13">
            <text:p>24,554,278</text:p>
          </table:table-cell>
          <table:table-cell office:value-type="float" office:value="71434" table:style-name="ce13">
            <text:p>71,434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280.5899999999999" table:style-name="ce14">
            <text:p>1,280.59</text:p>
          </table:table-cell>
          <table:table-cell office:value-type="float" office:value="25226" table:style-name="ce13">
            <text:p>25,226</text:p>
          </table:table-cell>
          <table:table-cell office:value-type="float" office:value="177690" table:style-name="ce13">
            <text:p>177,6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382598" table:style-name="ce13">
            <text:p>7,382,598</text:p>
          </table:table-cell>
          <table:table-cell office:value-type="float" office:value="5192743" table:style-name="ce13">
            <text:p>5,192,743</text:p>
          </table:table-cell>
          <table:table-cell office:value-type="float" office:value="164347" table:style-name="ce13">
            <text:p>164,347</text:p>
          </table:table-cell>
          <table:table-cell office:value-type="float" office:value="36748" table:style-name="ce13">
            <text:p>36,748</text:p>
          </table:table-cell>
          <table:table-cell office:value-type="float" office:value="17031969" table:style-name="ce13">
            <text:p>17,031,969</text:p>
          </table:table-cell>
          <table:table-cell office:value-type="float" office:value="19612599" table:style-name="ce13">
            <text:p>19,612,599</text:p>
          </table:table-cell>
          <table:table-cell office:value-type="float" office:value="41471330" table:style-name="ce13">
            <text:p>41,471,330</text:p>
          </table:table-cell>
          <table:table-cell office:value-type="float" office:value="191112" table:style-name="ce13">
            <text:p>191,112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1336.47" table:style-name="ce14">
            <text:p>1,336.47</text:p>
          </table:table-cell>
          <table:table-cell office:value-type="float" office:value="36387" table:style-name="ce13">
            <text:p>36,387</text:p>
          </table:table-cell>
          <table:table-cell office:value-type="float" office:value="311851" table:style-name="ce13">
            <text:p>311,8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970" table:style-name="ce13">
            <text:p>15,970</text:p>
          </table:table-cell>
          <table:table-cell office:value-type="float" office:value="5957" table:style-name="ce13">
            <text:p>5,957</text:p>
          </table:table-cell>
          <table:table-cell office:value-type="float" office:value="68" table:style-name="ce13">
            <text:p>68</text:p>
          </table:table-cell>
          <table:table-cell office:value-type="float" office:value="132" table:style-name="ce13">
            <text:p>132</text:p>
          </table:table-cell>
          <table:table-cell office:value-type="float" office:value="13045" table:style-name="ce13">
            <text:p>13,045</text:p>
          </table:table-cell>
          <table:table-cell office:value-type="float" office:value="588" table:style-name="ce13">
            <text:p>588</text:p>
          </table:table-cell>
          <table:table-cell office:value-type="float" office:value="157219" table:style-name="ce13">
            <text:p>157,219</text:p>
          </table:table-cell>
          <table:table-cell office:value-type="float" office:value="68" table:style-name="ce13">
            <text:p>68</text:p>
          </table:table-cell>
          <table:table-cell office:value-type="float" office:value="0.35" table:style-name="ce14">
            <text:p>0.35</text:p>
          </table:table-cell>
          <table:table-cell office:value-type="float" office:value="0.35" table:style-name="ce14">
            <text:p>0.35</text:p>
          </table:table-cell>
          <table:table-cell office:value-type="float" office:value="262.66000000000003" table:style-name="ce14">
            <text:p>262.66</text:p>
          </table:table-cell>
          <table:table-cell office:value-type="float" office:value="0" table:style-name="ce13">
            <text:p>0</text:p>
          </table:table-cell>
          <table:table-cell office:value-type="float" office:value="687" table:style-name="ce13">
            <text:p>6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39909" table:style-name="ce13">
            <text:p>1,039,909</text:p>
          </table:table-cell>
          <table:table-cell office:value-type="float" office:value="620342" table:style-name="ce13">
            <text:p>620,342</text:p>
          </table:table-cell>
          <table:table-cell office:value-type="float" office:value="9326" table:style-name="ce13">
            <text:p>9,326</text:p>
          </table:table-cell>
          <table:table-cell office:value-type="float" office:value="4065" table:style-name="ce13">
            <text:p>4,065</text:p>
          </table:table-cell>
          <table:table-cell office:value-type="float" office:value="1624356" table:style-name="ce13">
            <text:p>1,624,356</text:p>
          </table:table-cell>
          <table:table-cell office:value-type="float" office:value="3692807" table:style-name="ce13">
            <text:p>3,692,807</text:p>
          </table:table-cell>
          <table:table-cell office:value-type="float" office:value="3341537" table:style-name="ce13">
            <text:p>3,341,537</text:p>
          </table:table-cell>
          <table:table-cell office:value-type="float" office:value="8556" table:style-name="ce13">
            <text:p>8,556</text:p>
          </table:table-cell>
          <table:table-cell office:value-type="float" office:value="0.21" table:style-name="ce14">
            <text:p>0.21</text:p>
          </table:table-cell>
          <table:table-cell office:value-type="float" office:value="0.01" table:style-name="ce14">
            <text:p>0.01</text:p>
          </table:table-cell>
          <table:table-cell office:value-type="float" office:value="769.18" table:style-name="ce14">
            <text:p>769.18</text:p>
          </table:table-cell>
          <table:table-cell office:value-type="float" office:value="5001" table:style-name="ce13">
            <text:p>5,001</text:p>
          </table:table-cell>
          <table:table-cell office:value-type="float" office:value="34482" table:style-name="ce13">
            <text:p>34,4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37588" table:style-name="ce13">
            <text:p>2,837,588</text:p>
          </table:table-cell>
          <table:table-cell office:value-type="float" office:value="2125228" table:style-name="ce13">
            <text:p>2,125,228</text:p>
          </table:table-cell>
          <table:table-cell office:value-type="float" office:value="17387" table:style-name="ce13">
            <text:p>17,387</text:p>
          </table:table-cell>
          <table:table-cell office:value-type="float" office:value="25063" table:style-name="ce13">
            <text:p>25,063</text:p>
          </table:table-cell>
          <table:table-cell office:value-type="float" office:value="9636203" table:style-name="ce13">
            <text:p>9,636,203</text:p>
          </table:table-cell>
          <table:table-cell office:value-type="float" office:value="9996481" table:style-name="ce13">
            <text:p>9,996,481</text:p>
          </table:table-cell>
          <table:table-cell office:value-type="float" office:value="16227880" table:style-name="ce13">
            <text:p>16,227,880</text:p>
          </table:table-cell>
          <table:table-cell office:value-type="float" office:value="118628" table:style-name="ce13">
            <text:p>118,628</text:p>
          </table:table-cell>
          <table:table-cell office:value-type="float" office:value="0.53" table:style-name="ce14">
            <text:p>0.53</text:p>
          </table:table-cell>
          <table:table-cell office:value-type="float" office:value="0.12" table:style-name="ce14">
            <text:p>0.12</text:p>
          </table:table-cell>
          <table:table-cell office:value-type="float" office:value="429" table:style-name="ce14">
            <text:p>429.00</text:p>
          </table:table-cell>
          <table:table-cell office:value-type="float" office:value="120603" table:style-name="ce13">
            <text:p>120,603</text:p>
          </table:table-cell>
          <table:table-cell office:value-type="float" office:value="326271" table:style-name="ce13">
            <text:p>326,27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5842" table:style-name="ce13">
            <text:p>195,842</text:p>
          </table:table-cell>
          <table:table-cell office:value-type="float" office:value="100519" table:style-name="ce13">
            <text:p>100,519</text:p>
          </table:table-cell>
          <table:table-cell office:value-type="float" office:value="344" table:style-name="ce13">
            <text:p>344</text:p>
          </table:table-cell>
          <table:table-cell office:value-type="float" office:value="789" table:style-name="ce13">
            <text:p>789</text:p>
          </table:table-cell>
          <table:table-cell office:value-type="float" office:value="301189" table:style-name="ce13">
            <text:p>301,189</text:p>
          </table:table-cell>
          <table:table-cell office:value-type="float" office:value="93230" table:style-name="ce13">
            <text:p>93,230</text:p>
          </table:table-cell>
          <table:table-cell office:value-type="float" office:value="736938" table:style-name="ce13">
            <text:p>736,938</text:p>
          </table:table-cell>
          <table:table-cell office:value-type="float" office:value="1686" table:style-name="ce13">
            <text:p>1,686</text:p>
          </table:table-cell>
          <table:table-cell office:value-type="float" office:value="0.1" table:style-name="ce14">
            <text:p>0.10</text:p>
          </table:table-cell>
          <table:table-cell office:value-type="float" office:value="0.01" table:style-name="ce14">
            <text:p>0.01</text:p>
          </table:table-cell>
          <table:table-cell office:value-type="float" office:value="332.54" table:style-name="ce14">
            <text:p>332.54</text:p>
          </table:table-cell>
          <table:table-cell office:value-type="float" office:value="1025" table:style-name="ce13">
            <text:p>1,025</text:p>
          </table:table-cell>
          <table:table-cell office:value-type="float" office:value="10779" table:style-name="ce13">
            <text:p>10,77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00254" table:style-name="ce13">
            <text:p>400,254</text:p>
          </table:table-cell>
          <table:table-cell office:value-type="float" office:value="269122" table:style-name="ce13">
            <text:p>269,122</text:p>
          </table:table-cell>
          <table:table-cell office:value-type="float" office:value="1054" table:style-name="ce13">
            <text:p>1,054</text:p>
          </table:table-cell>
          <table:table-cell office:value-type="float" office:value="4453" table:style-name="ce13">
            <text:p>4,453</text:p>
          </table:table-cell>
          <table:table-cell office:value-type="float" office:value="1068384" table:style-name="ce13">
            <text:p>1,068,384</text:p>
          </table:table-cell>
          <table:table-cell office:value-type="float" office:value="492910" table:style-name="ce13">
            <text:p>492,910</text:p>
          </table:table-cell>
          <table:table-cell office:value-type="float" office:value="2417361" table:style-name="ce13">
            <text:p>2,417,361</text:p>
          </table:table-cell>
          <table:table-cell office:value-type="float" office:value="4282" table:style-name="ce13">
            <text:p>4,282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959.27" table:style-name="ce14">
            <text:p>959.27</text:p>
          </table:table-cell>
          <table:table-cell office:value-type="float" office:value="3652" table:style-name="ce13">
            <text:p>3,652</text:p>
          </table:table-cell>
          <table:table-cell office:value-type="float" office:value="29280" table:style-name="ce13">
            <text:p>29,2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5462" table:style-name="ce13">
            <text:p>155,462</text:p>
          </table:table-cell>
          <table:table-cell office:value-type="float" office:value="77222" table:style-name="ce13">
            <text:p>77,222</text:p>
          </table:table-cell>
          <table:table-cell office:value-type="float" office:value="1719" table:style-name="ce13">
            <text:p>1,719</text:p>
          </table:table-cell>
          <table:table-cell office:value-type="float" office:value="777" table:style-name="ce13">
            <text:p>777</text:p>
          </table:table-cell>
          <table:table-cell office:value-type="float" office:value="206552" table:style-name="ce13">
            <text:p>206,552</text:p>
          </table:table-cell>
          <table:table-cell office:value-type="float" office:value="46881" table:style-name="ce13">
            <text:p>46,881</text:p>
          </table:table-cell>
          <table:table-cell office:value-type="float" office:value="497607" table:style-name="ce13">
            <text:p>497,607</text:p>
          </table:table-cell>
          <table:table-cell office:value-type="float" office:value="177" table:style-name="ce13">
            <text:p>177</text:p>
          </table:table-cell>
          <table:table-cell office:value-type="float" office:value="0.38" table:style-name="ce14">
            <text:p>0.38</text:p>
          </table:table-cell>
          <table:table-cell office:value-type="float" office:value="0" table:style-name="ce14">
            <text:p>0.00</text:p>
          </table:table-cell>
          <table:table-cell office:value-type="float" office:value="1397.75" table:style-name="ce14">
            <text:p>1,397.75</text:p>
          </table:table-cell>
          <table:table-cell office:value-type="float" office:value="1102" table:style-name="ce13">
            <text:p>1,102</text:p>
          </table:table-cell>
          <table:table-cell office:value-type="float" office:value="12380" table:style-name="ce13">
            <text:p>12,3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7598" table:style-name="ce13">
            <text:p>627,598</text:p>
          </table:table-cell>
          <table:table-cell office:value-type="float" office:value="429426" table:style-name="ce13">
            <text:p>429,426</text:p>
          </table:table-cell>
          <table:table-cell office:value-type="float" office:value="7888" table:style-name="ce13">
            <text:p>7,888</text:p>
          </table:table-cell>
          <table:table-cell office:value-type="float" office:value="6906" table:style-name="ce13">
            <text:p>6,906</text:p>
          </table:table-cell>
          <table:table-cell office:value-type="float" office:value="1815117" table:style-name="ce13">
            <text:p>1,815,117</text:p>
          </table:table-cell>
          <table:table-cell office:value-type="float" office:value="1317204" table:style-name="ce13">
            <text:p>1,317,204</text:p>
          </table:table-cell>
          <table:table-cell office:value-type="float" office:value="4663161" table:style-name="ce13">
            <text:p>4,663,161</text:p>
          </table:table-cell>
          <table:table-cell office:value-type="float" office:value="21957" table:style-name="ce13">
            <text:p>21,957</text:p>
          </table:table-cell>
          <table:table-cell office:value-type="float" office:value="0.22" table:style-name="ce14">
            <text:p>0.22</text:p>
          </table:table-cell>
          <table:table-cell office:value-type="float" office:value="0" table:style-name="ce14">
            <text:p>0.00</text:p>
          </table:table-cell>
          <table:table-cell office:value-type="float" office:value="1710.33" table:style-name="ce14">
            <text:p>1,710.33</text:p>
          </table:table-cell>
          <table:table-cell office:value-type="float" office:value="5388" table:style-name="ce13">
            <text:p>5,388</text:p>
          </table:table-cell>
          <table:table-cell office:value-type="float" office:value="45035" table:style-name="ce13">
            <text:p>45,0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111" table:style-name="ce13">
            <text:p>9,111</text:p>
          </table:table-cell>
          <table:table-cell office:value-type="float" office:value="4932" table:style-name="ce13">
            <text:p>4,932</text:p>
          </table:table-cell>
          <table:table-cell office:value-type="float" office:value="4" table:style-name="ce13">
            <text:p>4</text:p>
          </table:table-cell>
          <table:table-cell office:value-type="float" office:value="30" table:style-name="ce13">
            <text:p>30</text:p>
          </table:table-cell>
          <table:table-cell office:value-type="float" office:value="9734" table:style-name="ce13">
            <text:p>9,734</text:p>
          </table:table-cell>
          <table:table-cell office:value-type="float" office:value="1847" table:style-name="ce13">
            <text:p>1,847</text:p>
          </table:table-cell>
          <table:table-cell office:value-type="float" office:value="33635" table:style-name="ce13">
            <text:p>33,635</text:p>
          </table:table-cell>
          <table:table-cell office:value-type="float" office:value="0" table:style-name="ce13">
            <text:p>0</text:p>
          </table:table-cell>
          <table:table-cell office:value-type="float" office:value="0.39" table:style-name="ce14">
            <text:p>0.39</text:p>
          </table:table-cell>
          <table:table-cell office:value-type="float" office:value="0" table:style-name="ce14">
            <text:p>0.00</text:p>
          </table:table-cell>
          <table:table-cell office:value-type="float" office:value="473.87" table:style-name="ce14">
            <text:p>473.87</text:p>
          </table:table-cell>
          <table:table-cell office:value-type="float" office:value="157" table:style-name="ce13">
            <text:p>157</text:p>
          </table:table-cell>
          <table:table-cell office:value-type="float" office:value="293" table:style-name="ce13">
            <text:p>2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48260" table:style-name="ce13">
            <text:p>948,260</text:p>
          </table:table-cell>
          <table:table-cell office:value-type="float" office:value="569785" table:style-name="ce13">
            <text:p>569,785</text:p>
          </table:table-cell>
          <table:table-cell office:value-type="float" office:value="9523" table:style-name="ce13">
            <text:p>9,523</text:p>
          </table:table-cell>
          <table:table-cell office:value-type="float" office:value="5744" table:style-name="ce13">
            <text:p>5,744</text:p>
          </table:table-cell>
          <table:table-cell office:value-type="float" office:value="1513956" table:style-name="ce13">
            <text:p>1,513,956</text:p>
          </table:table-cell>
          <table:table-cell office:value-type="float" office:value="2155769" table:style-name="ce13">
            <text:p>2,155,769</text:p>
          </table:table-cell>
          <table:table-cell office:value-type="float" office:value="4133900" table:style-name="ce13">
            <text:p>4,133,900</text:p>
          </table:table-cell>
          <table:table-cell office:value-type="float" office:value="6063" table:style-name="ce13">
            <text:p>6,063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242.29" table:style-name="ce14">
            <text:p>242.29</text:p>
          </table:table-cell>
          <table:table-cell office:value-type="float" office:value="6516" table:style-name="ce13">
            <text:p>6,516</text:p>
          </table:table-cell>
          <table:table-cell office:value-type="float" office:value="38034" table:style-name="ce13">
            <text:p>38,0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4949" table:style-name="ce13">
            <text:p>114,949</text:p>
          </table:table-cell>
          <table:table-cell office:value-type="float" office:value="56238" table:style-name="ce13">
            <text:p>56,238</text:p>
          </table:table-cell>
          <table:table-cell office:value-type="float" office:value="637" table:style-name="ce13">
            <text:p>637</text:p>
          </table:table-cell>
          <table:table-cell office:value-type="float" office:value="834" table:style-name="ce13">
            <text:p>834</text:p>
          </table:table-cell>
          <table:table-cell office:value-type="float" office:value="177412" table:style-name="ce13">
            <text:p>177,412</text:p>
          </table:table-cell>
          <table:table-cell office:value-type="float" office:value="101169" table:style-name="ce13">
            <text:p>101,169</text:p>
          </table:table-cell>
          <table:table-cell office:value-type="float" office:value="322533" table:style-name="ce13">
            <text:p>322,533</text:p>
          </table:table-cell>
          <table:table-cell office:value-type="float" office:value="82" table:style-name="ce13">
            <text:p>82</text:p>
          </table:table-cell>
          <table:table-cell office:value-type="float" office:value="0.59" table:style-name="ce14">
            <text:p>0.59</text:p>
          </table:table-cell>
          <table:table-cell office:value-type="float" office:value="0.05" table:style-name="ce14">
            <text:p>0.05</text:p>
          </table:table-cell>
          <table:table-cell office:value-type="float" office:value="269.25" table:style-name="ce14">
            <text:p>269.25</text:p>
          </table:table-cell>
          <table:table-cell office:value-type="float" office:value="0" table:style-name="ce13">
            <text:p>0</text:p>
          </table:table-cell>
          <table:table-cell office:value-type="float" office:value="5002" table:style-name="ce13">
            <text:p>5,0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506" table:style-name="ce13">
            <text:p>15,506</text:p>
          </table:table-cell>
          <table:table-cell office:value-type="float" office:value="10204" table:style-name="ce13">
            <text:p>10,204</text:p>
          </table:table-cell>
          <table:table-cell office:value-type="float" office:value="272" table:style-name="ce13">
            <text:p>272</text:p>
          </table:table-cell>
          <table:table-cell office:value-type="float" office:value="60" table:style-name="ce13">
            <text:p>60</text:p>
          </table:table-cell>
          <table:table-cell office:value-type="float" office:value="17797" table:style-name="ce13">
            <text:p>17,797</text:p>
          </table:table-cell>
          <table:table-cell office:value-type="float" office:value="11281" table:style-name="ce13">
            <text:p>11,281</text:p>
          </table:table-cell>
          <table:table-cell office:value-type="float" office:value="89274" table:style-name="ce13">
            <text:p>89,274</text:p>
          </table:table-cell>
          <table:table-cell office:value-type="float" office:value="17" table:style-name="ce13">
            <text:p>17</text:p>
          </table:table-cell>
          <table:table-cell office:value-type="float" office:value="0.25" table:style-name="ce14">
            <text:p>0.25</text:p>
          </table:table-cell>
          <table:table-cell office:value-type="float" office:value="0" table:style-name="ce14">
            <text:p>0.00</text:p>
          </table:table-cell>
          <table:table-cell office:value-type="float" office:value="9407.43" table:style-name="ce14">
            <text:p>9,407.43</text:p>
          </table:table-cell>
          <table:table-cell office:value-type="float" office:value="24" table:style-name="ce13">
            <text:p>24</text:p>
          </table:table-cell>
          <table:table-cell office:value-type="float" office:value="696" table:style-name="ce13">
            <text:p>6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196076" table:style-name="ce13">
            <text:p>2,196,076</text:p>
          </table:table-cell>
          <table:table-cell office:value-type="float" office:value="1295590" table:style-name="ce13">
            <text:p>1,295,590</text:p>
          </table:table-cell>
          <table:table-cell office:value-type="float" office:value="14998" table:style-name="ce13">
            <text:p>14,998</text:p>
          </table:table-cell>
          <table:table-cell office:value-type="float" office:value="11129" table:style-name="ce13">
            <text:p>11,129</text:p>
          </table:table-cell>
          <table:table-cell office:value-type="float" office:value="5178588" table:style-name="ce13">
            <text:p>5,178,588</text:p>
          </table:table-cell>
          <table:table-cell office:value-type="float" office:value="4606093" table:style-name="ce13">
            <text:p>4,606,093</text:p>
          </table:table-cell>
          <table:table-cell office:value-type="float" office:value="8439416" table:style-name="ce13">
            <text:p>8,439,416</text:p>
          </table:table-cell>
          <table:table-cell office:value-type="float" office:value="50271" table:style-name="ce13">
            <text:p>50,271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67.88" table:style-name="ce14">
            <text:p>167.88</text:p>
          </table:table-cell>
          <table:table-cell office:value-type="float" office:value="11762" table:style-name="ce13">
            <text:p>11,762</text:p>
          </table:table-cell>
          <table:table-cell office:value-type="float" office:value="106258" table:style-name="ce13">
            <text:p>106,2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69110" table:style-name="ce13">
            <text:p>1,569,110</text:p>
          </table:table-cell>
          <table:table-cell office:value-type="float" office:value="986577" table:style-name="ce13">
            <text:p>986,577</text:p>
          </table:table-cell>
          <table:table-cell office:value-type="float" office:value="6285" table:style-name="ce13">
            <text:p>6,285</text:p>
          </table:table-cell>
          <table:table-cell office:value-type="float" office:value="6302" table:style-name="ce13">
            <text:p>6,302</text:p>
          </table:table-cell>
          <table:table-cell office:value-type="float" office:value="3735151" table:style-name="ce13">
            <text:p>3,735,151</text:p>
          </table:table-cell>
          <table:table-cell office:value-type="float" office:value="4324181" table:style-name="ce13">
            <text:p>4,324,181</text:p>
          </table:table-cell>
          <table:table-cell office:value-type="float" office:value="3925085" table:style-name="ce13">
            <text:p>3,925,085</text:p>
          </table:table-cell>
          <table:table-cell office:value-type="float" office:value="112333" table:style-name="ce13">
            <text:p>112,333</text:p>
          </table:table-cell>
          <table:table-cell office:value-type="float" office:value="0.26" table:style-name="ce14">
            <text:p>0.26</text:p>
          </table:table-cell>
          <table:table-cell office:value-type="float" office:value="0.05" table:style-name="ce14">
            <text:p>0.05</text:p>
          </table:table-cell>
          <table:table-cell office:value-type="float" office:value="103.18" table:style-name="ce14">
            <text:p>103.18</text:p>
          </table:table-cell>
          <table:table-cell office:value-type="float" office:value="9571" table:style-name="ce13">
            <text:p>9,571</text:p>
          </table:table-cell>
          <table:table-cell office:value-type="float" office:value="86946" table:style-name="ce13">
            <text:p>86,94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57635" table:style-name="ce13">
            <text:p>1,157,635</text:p>
          </table:table-cell>
          <table:table-cell office:value-type="float" office:value="553946" table:style-name="ce13">
            <text:p>553,946</text:p>
          </table:table-cell>
          <table:table-cell office:value-type="float" office:value="3229" table:style-name="ce13">
            <text:p>3,229</text:p>
          </table:table-cell>
          <table:table-cell office:value-type="float" office:value="8821" table:style-name="ce13">
            <text:p>8,821</text:p>
          </table:table-cell>
          <table:table-cell office:value-type="float" office:value="1217403" table:style-name="ce13">
            <text:p>1,217,403</text:p>
          </table:table-cell>
          <table:table-cell office:value-type="float" office:value="2852000" table:style-name="ce13">
            <text:p>2,852,000</text:p>
          </table:table-cell>
          <table:table-cell office:value-type="float" office:value="3831873" table:style-name="ce13">
            <text:p>3,831,873</text:p>
          </table:table-cell>
          <table:table-cell office:value-type="float" office:value="14818" table:style-name="ce13">
            <text:p>14,818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673.11" table:style-name="ce14">
            <text:p>673.11</text:p>
          </table:table-cell>
          <table:table-cell office:value-type="float" office:value="4680" table:style-name="ce13">
            <text:p>4,680</text:p>
          </table:table-cell>
          <table:table-cell office:value-type="float" office:value="43085" table:style-name="ce13">
            <text:p>43,0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39947" table:style-name="ce13">
            <text:p>2,139,947</text:p>
          </table:table-cell>
          <table:table-cell office:value-type="float" office:value="1149466" table:style-name="ce13">
            <text:p>1,149,466</text:p>
          </table:table-cell>
          <table:table-cell office:value-type="float" office:value="13048" table:style-name="ce13">
            <text:p>13,048</text:p>
          </table:table-cell>
          <table:table-cell office:value-type="float" office:value="6842" table:style-name="ce13">
            <text:p>6,842</text:p>
          </table:table-cell>
          <table:table-cell office:value-type="float" office:value="3951235" table:style-name="ce13">
            <text:p>3,951,235</text:p>
          </table:table-cell>
          <table:table-cell office:value-type="float" office:value="5381630" table:style-name="ce13">
            <text:p>5,381,630</text:p>
          </table:table-cell>
          <table:table-cell office:value-type="float" office:value="9986425" table:style-name="ce13">
            <text:p>9,986,425</text:p>
          </table:table-cell>
          <table:table-cell office:value-type="float" office:value="69636" table:style-name="ce13">
            <text:p>69,636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40.52" table:style-name="ce14">
            <text:p>940.52</text:p>
          </table:table-cell>
          <table:table-cell office:value-type="float" office:value="10456" table:style-name="ce13">
            <text:p>10,456</text:p>
          </table:table-cell>
          <table:table-cell office:value-type="float" office:value="93335" table:style-name="ce13">
            <text:p>93,3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534077" table:style-name="ce13">
            <text:p>6,534,077</text:p>
          </table:table-cell>
          <table:table-cell office:value-type="float" office:value="4460909" table:style-name="ce13">
            <text:p>4,460,909</text:p>
          </table:table-cell>
          <table:table-cell office:value-type="float" office:value="45847" table:style-name="ce13">
            <text:p>45,847</text:p>
          </table:table-cell>
          <table:table-cell office:value-type="float" office:value="22348" table:style-name="ce13">
            <text:p>22,348</text:p>
          </table:table-cell>
          <table:table-cell office:value-type="float" office:value="12202876" table:style-name="ce13">
            <text:p>12,202,876</text:p>
          </table:table-cell>
          <table:table-cell office:value-type="float" office:value="22342126" table:style-name="ce13">
            <text:p>22,342,126</text:p>
          </table:table-cell>
          <table:table-cell office:value-type="float" office:value="37199186" table:style-name="ce13">
            <text:p>37,199,186</text:p>
          </table:table-cell>
          <table:table-cell office:value-type="float" office:value="232823" table:style-name="ce13">
            <text:p>232,823</text:p>
          </table:table-cell>
          <table:table-cell office:value-type="float" office:value="0.15" table:style-name="ce14">
            <text:p>0.15</text:p>
          </table:table-cell>
          <table:table-cell office:value-type="float" office:value="0.01" table:style-name="ce14">
            <text:p>0.01</text:p>
          </table:table-cell>
          <table:table-cell office:value-type="float" office:value="641.88" table:style-name="ce14">
            <text:p>641.88</text:p>
          </table:table-cell>
          <table:table-cell office:value-type="float" office:value="40210" table:style-name="ce13">
            <text:p>40,210</text:p>
          </table:table-cell>
          <table:table-cell office:value-type="float" office:value="303220" table:style-name="ce13">
            <text:p>303,2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0219" table:style-name="ce13">
            <text:p>370,219</text:p>
          </table:table-cell>
          <table:table-cell office:value-type="float" office:value="193061" table:style-name="ce13">
            <text:p>193,061</text:p>
          </table:table-cell>
          <table:table-cell office:value-type="float" office:value="5397" table:style-name="ce13">
            <text:p>5,397</text:p>
          </table:table-cell>
          <table:table-cell office:value-type="float" office:value="2197" table:style-name="ce13">
            <text:p>2,197</text:p>
          </table:table-cell>
          <table:table-cell office:value-type="float" office:value="1086879" table:style-name="ce13">
            <text:p>1,086,879</text:p>
          </table:table-cell>
          <table:table-cell office:value-type="float" office:value="969702" table:style-name="ce13">
            <text:p>969,702</text:p>
          </table:table-cell>
          <table:table-cell office:value-type="float" office:value="895015" table:style-name="ce13">
            <text:p>895,015</text:p>
          </table:table-cell>
          <table:table-cell office:value-type="float" office:value="6974" table:style-name="ce13">
            <text:p>6,974</text:p>
          </table:table-cell>
          <table:table-cell office:value-type="float" office:value="0.65" table:style-name="ce14">
            <text:p>0.65</text:p>
          </table:table-cell>
          <table:table-cell office:value-type="float" office:value="0.43" table:style-name="ce14">
            <text:p>0.43</text:p>
          </table:table-cell>
          <table:table-cell office:value-type="float" office:value="185.5" table:style-name="ce14">
            <text:p>185.50</text:p>
          </table:table-cell>
          <table:table-cell office:value-type="float" office:value="6533" table:style-name="ce13">
            <text:p>6,533</text:p>
          </table:table-cell>
          <table:table-cell office:value-type="float" office:value="41010" table:style-name="ce13">
            <text:p>41,0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7599" table:style-name="ce13">
            <text:p>607,599</text:p>
          </table:table-cell>
          <table:table-cell office:value-type="float" office:value="308680" table:style-name="ce13">
            <text:p>308,680</text:p>
          </table:table-cell>
          <table:table-cell office:value-type="float" office:value="3825" table:style-name="ce13">
            <text:p>3,825</text:p>
          </table:table-cell>
          <table:table-cell office:value-type="float" office:value="5443" table:style-name="ce13">
            <text:p>5,443</text:p>
          </table:table-cell>
          <table:table-cell office:value-type="float" office:value="1297193" table:style-name="ce13">
            <text:p>1,297,193</text:p>
          </table:table-cell>
          <table:table-cell office:value-type="float" office:value="2067457" table:style-name="ce13">
            <text:p>2,067,457</text:p>
          </table:table-cell>
          <table:table-cell office:value-type="float" office:value="2663194" table:style-name="ce13">
            <text:p>2,663,194</text:p>
          </table:table-cell>
          <table:table-cell office:value-type="float" office:value="19659" table:style-name="ce13">
            <text:p>19,659</text:p>
          </table:table-cell>
          <table:table-cell office:value-type="float" office:value="0.68" table:style-name="ce14">
            <text:p>0.68</text:p>
          </table:table-cell>
          <table:table-cell office:value-type="float" office:value="0" table:style-name="ce14">
            <text:p>0.00</text:p>
          </table:table-cell>
          <table:table-cell office:value-type="float" office:value="247.68" table:style-name="ce14">
            <text:p>247.68</text:p>
          </table:table-cell>
          <table:table-cell office:value-type="float" office:value="13659" table:style-name="ce13">
            <text:p>13,659</text:p>
          </table:table-cell>
          <table:table-cell office:value-type="float" office:value="93025" table:style-name="ce13">
            <text:p>93,02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928080" table:style-name="ce13">
            <text:p>5,928,080</text:p>
          </table:table-cell>
          <table:table-cell office:value-type="float" office:value="4044534" table:style-name="ce13">
            <text:p>4,044,534</text:p>
          </table:table-cell>
          <table:table-cell office:value-type="float" office:value="53476" table:style-name="ce13">
            <text:p>53,476</text:p>
          </table:table-cell>
          <table:table-cell office:value-type="float" office:value="26358" table:style-name="ce13">
            <text:p>26,358</text:p>
          </table:table-cell>
          <table:table-cell office:value-type="float" office:value="9856175" table:style-name="ce13">
            <text:p>9,856,175</text:p>
          </table:table-cell>
          <table:table-cell office:value-type="float" office:value="21913350" table:style-name="ce13">
            <text:p>21,913,350</text:p>
          </table:table-cell>
          <table:table-cell office:value-type="float" office:value="28013897" table:style-name="ce13">
            <text:p>28,013,897</text:p>
          </table:table-cell>
          <table:table-cell office:value-type="float" office:value="126320" table:style-name="ce13">
            <text:p>126,320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832" table:style-name="ce14">
            <text:p>832.00</text:p>
          </table:table-cell>
          <table:table-cell office:value-type="float" office:value="25807" table:style-name="ce13">
            <text:p>25,807</text:p>
          </table:table-cell>
          <table:table-cell office:value-type="float" office:value="181551" table:style-name="ce13">
            <text:p>181,5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2080" table:style-name="ce13">
            <text:p>142,080</text:p>
          </table:table-cell>
          <table:table-cell office:value-type="float" office:value="91319" table:style-name="ce13">
            <text:p>91,319</text:p>
          </table:table-cell>
          <table:table-cell office:value-type="float" office:value="203" table:style-name="ce13">
            <text:p>203</text:p>
          </table:table-cell>
          <table:table-cell office:value-type="float" office:value="1025" table:style-name="ce13">
            <text:p>1,025</text:p>
          </table:table-cell>
          <table:table-cell office:value-type="float" office:value="231888" table:style-name="ce13">
            <text:p>231,888</text:p>
          </table:table-cell>
          <table:table-cell office:value-type="float" office:value="109254" table:style-name="ce13">
            <text:p>109,254</text:p>
          </table:table-cell>
          <table:table-cell office:value-type="float" office:value="279477" table:style-name="ce13">
            <text:p>279,477</text:p>
          </table:table-cell>
          <table:table-cell office:value-type="float" office:value="1715" table:style-name="ce13">
            <text:p>1,715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1001.57" table:style-name="ce14">
            <text:p>1,001.57</text:p>
          </table:table-cell>
          <table:table-cell office:value-type="float" office:value="556" table:style-name="ce13">
            <text:p>556</text:p>
          </table:table-cell>
          <table:table-cell office:value-type="float" office:value="4759" table:style-name="ce13">
            <text:p>4,75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578" table:style-name="ce13">
            <text:p>123,578</text:p>
          </table:table-cell>
          <table:table-cell office:value-type="float" office:value="53857" table:style-name="ce13">
            <text:p>53,857</text:p>
          </table:table-cell>
          <table:table-cell office:value-type="float" office:value="361" table:style-name="ce13">
            <text:p>361</text:p>
          </table:table-cell>
          <table:table-cell office:value-type="float" office:value="452" table:style-name="ce13">
            <text:p>452</text:p>
          </table:table-cell>
          <table:table-cell office:value-type="float" office:value="195800" table:style-name="ce13">
            <text:p>195,800</text:p>
          </table:table-cell>
          <table:table-cell office:value-type="float" office:value="1065659" table:style-name="ce13">
            <text:p>1,065,659</text:p>
          </table:table-cell>
          <table:table-cell office:value-type="float" office:value="328878" table:style-name="ce13">
            <text:p>328,878</text:p>
          </table:table-cell>
          <table:table-cell office:value-type="float" office:value="402" table:style-name="ce13">
            <text:p>402</text:p>
          </table:table-cell>
          <table:table-cell office:value-type="float" office:value="0.19" table:style-name="ce14">
            <text:p>0.19</text:p>
          </table:table-cell>
          <table:table-cell office:value-type="float" office:value="0.01" table:style-name="ce14">
            <text:p>0.01</text:p>
          </table:table-cell>
          <table:table-cell office:value-type="float" office:value="371.83" table:style-name="ce14">
            <text:p>371.83</text:p>
          </table:table-cell>
          <table:table-cell office:value-type="float" office:value="4622" table:style-name="ce13">
            <text:p>4,622</text:p>
          </table:table-cell>
          <table:table-cell office:value-type="float" office:value="8547" table:style-name="ce13">
            <text:p>8,5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623402" table:style-name="ce13">
            <text:p>7,623,402</text:p>
          </table:table-cell>
          <table:table-cell office:value-type="float" office:value="4829611" table:style-name="ce13">
            <text:p>4,829,611</text:p>
          </table:table-cell>
          <table:table-cell office:value-type="float" office:value="83992" table:style-name="ce13">
            <text:p>83,992</text:p>
          </table:table-cell>
          <table:table-cell office:value-type="float" office:value="41153" table:style-name="ce13">
            <text:p>41,153</text:p>
          </table:table-cell>
          <table:table-cell office:value-type="float" office:value="15100497" table:style-name="ce13">
            <text:p>15,100,497</text:p>
          </table:table-cell>
          <table:table-cell office:value-type="float" office:value="32660841" table:style-name="ce13">
            <text:p>32,660,841</text:p>
          </table:table-cell>
          <table:table-cell office:value-type="float" office:value="37779425" table:style-name="ce13">
            <text:p>37,779,425</text:p>
          </table:table-cell>
          <table:table-cell office:value-type="float" office:value="540341" table:style-name="ce13">
            <text:p>540,341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60.86" table:style-name="ce14">
            <text:p>460.86</text:p>
          </table:table-cell>
          <table:table-cell office:value-type="float" office:value="65771" table:style-name="ce13">
            <text:p>65,771</text:p>
          </table:table-cell>
          <table:table-cell office:value-type="float" office:value="537291" table:style-name="ce13">
            <text:p>537,29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8935" table:style-name="ce13">
            <text:p>598,935</text:p>
          </table:table-cell>
          <table:table-cell office:value-type="float" office:value="211204" table:style-name="ce13">
            <text:p>211,204</text:p>
          </table:table-cell>
          <table:table-cell office:value-type="float" office:value="1198" table:style-name="ce13">
            <text:p>1,198</text:p>
          </table:table-cell>
          <table:table-cell office:value-type="float" office:value="4142" table:style-name="ce13">
            <text:p>4,142</text:p>
          </table:table-cell>
          <table:table-cell office:value-type="float" office:value="492974" table:style-name="ce13">
            <text:p>492,974</text:p>
          </table:table-cell>
          <table:table-cell office:value-type="float" office:value="798810" table:style-name="ce13">
            <text:p>798,810</text:p>
          </table:table-cell>
          <table:table-cell office:value-type="float" office:value="882437" table:style-name="ce13">
            <text:p>882,437</text:p>
          </table:table-cell>
          <table:table-cell office:value-type="float" office:value="4782" table:style-name="ce13">
            <text:p>4,782</text:p>
          </table:table-cell>
          <table:table-cell office:value-type="float" office:value="1.58" table:style-name="ce14">
            <text:p>1.58</text:p>
          </table:table-cell>
          <table:table-cell office:value-type="float" office:value="0.56000000000000005" table:style-name="ce14">
            <text:p>0.56</text:p>
          </table:table-cell>
          <table:table-cell office:value-type="float" office:value="139.02000000000001" table:style-name="ce14">
            <text:p>139.02</text:p>
          </table:table-cell>
          <table:table-cell office:value-type="float" office:value="923" table:style-name="ce13">
            <text:p>923</text:p>
          </table:table-cell>
          <table:table-cell office:value-type="float" office:value="6902" table:style-name="ce13">
            <text:p>6,9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611" table:style-name="ce13">
            <text:p>169,611</text:p>
          </table:table-cell>
          <table:table-cell office:value-type="float" office:value="94646" table:style-name="ce13">
            <text:p>94,646</text:p>
          </table:table-cell>
          <table:table-cell office:value-type="float" office:value="1344" table:style-name="ce13">
            <text:p>1,344</text:p>
          </table:table-cell>
          <table:table-cell office:value-type="float" office:value="2435" table:style-name="ce13">
            <text:p>2,435</text:p>
          </table:table-cell>
          <table:table-cell office:value-type="float" office:value="229797" table:style-name="ce13">
            <text:p>229,797</text:p>
          </table:table-cell>
          <table:table-cell office:value-type="float" office:value="0" table:style-name="ce13">
            <text:p>0</text:p>
          </table:table-cell>
          <table:table-cell office:value-type="float" office:value="2469777" table:style-name="ce13">
            <text:p>2,469,777</text:p>
          </table:table-cell>
          <table:table-cell office:value-type="float" office:value="301" table:style-name="ce13">
            <text:p>301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986.51" table:style-name="ce14">
            <text:p>986.51</text:p>
          </table:table-cell>
          <table:table-cell office:value-type="float" office:value="1647" table:style-name="ce13">
            <text:p>1,647</text:p>
          </table:table-cell>
          <table:table-cell office:value-type="float" office:value="16972" table:style-name="ce13">
            <text:p>16,97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1568891" table:style-name="ce13">
            <text:p>51,568,891</text:p>
          </table:table-cell>
          <table:table-cell office:value-type="float" office:value="33144828" table:style-name="ce13">
            <text:p>33,144,828</text:p>
          </table:table-cell>
          <table:table-cell office:value-type="float" office:value="536392" table:style-name="ce13">
            <text:p>536,392</text:p>
          </table:table-cell>
          <table:table-cell office:value-type="float" office:value="321540" table:style-name="ce13">
            <text:p>321,540</text:p>
          </table:table-cell>
          <table:table-cell office:value-type="float" office:value="98194446" table:style-name="ce13">
            <text:p>98,194,446</text:p>
          </table:table-cell>
          <table:table-cell office:value-type="float" office:value="169232335" table:style-name="ce13">
            <text:p>169,232,335</text:p>
          </table:table-cell>
          <table:table-cell office:value-type="float" office:value="251209146" table:style-name="ce13">
            <text:p>251,209,146</text:p>
          </table:table-cell>
          <table:table-cell office:value-type="float" office:value="1621301" table:style-name="ce13">
            <text:p>1,621,301</text:p>
          </table:table-cell>
          <table:table-cell office:value-type="float" office:value="0.18188585455472236" table:style-name="ce14">
            <text:p>0.18</text:p>
          </table:table-cell>
          <table:table-cell office:value-type="float" office:value="0.02" table:style-name="ce14">
            <text:p>0.02</text:p>
          </table:table-cell>
          <table:table-cell office:value-type="float" office:value="513.87150348935188" table:style-name="ce14">
            <text:p>513.87</text:p>
          </table:table-cell>
          <table:table-cell office:value-type="float" office:value="417488" table:style-name="ce13">
            <text:p>417,488</text:p>
          </table:table-cell>
          <table:table-cell office:value-type="float" office:value="2671989" table:style-name="ce13">
            <text:p>2,671,989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1008.$A$1:11008.$N$23" table:base-cell-address="11008.$A$1"/>
          <table:named-range table:name="外部資料_10" table:cell-range-address="11008.$A$1:11008.$N$23" table:base-cell-address="11008.$A$1"/>
          <table:named-range table:name="外部資料_11" table:cell-range-address="11008.$A$1:11008.$N$23" table:base-cell-address="11008.$A$1"/>
          <table:named-range table:name="外部資料_12" table:cell-range-address="11008.$A$1:11008.$N$23" table:base-cell-address="11008.$A$1"/>
          <table:named-range table:name="外部資料_13" table:cell-range-address="11008.$A$1:11008.$N$23" table:base-cell-address="11008.$A$1"/>
          <table:named-range table:name="外部資料_14" table:cell-range-address="11008.$A$1:11008.$N$23" table:base-cell-address="11008.$A$1"/>
          <table:named-range table:name="外部資料_15" table:cell-range-address="11008.$A$1:11008.$N$23" table:base-cell-address="11008.$A$1"/>
          <table:named-range table:name="外部資料_16" table:cell-range-address="11008.$A$1:11008.$N$23" table:base-cell-address="11008.$A$1"/>
          <table:named-range table:name="外部資料_17" table:cell-range-address="11008.$A$1:11008.$N$23" table:base-cell-address="11008.$A$1"/>
          <table:named-range table:name="外部資料_18" table:cell-range-address="11008.$A$1:11008.$N$23" table:base-cell-address="11008.$A$1"/>
          <table:named-range table:name="外部資料_19" table:cell-range-address="11008.$A$1:11008.$N$23" table:base-cell-address="11008.$A$1"/>
          <table:named-range table:name="外部資料_2" table:cell-range-address="11008.$A$1:11008.$N$23" table:base-cell-address="11008.$A$1"/>
          <table:named-range table:name="外部資料_20" table:cell-range-address="11008.$A$1:11008.$N$23" table:base-cell-address="11008.$A$1"/>
          <table:named-range table:name="外部資料_21" table:cell-range-address="11008.$A$1:11008.$N$23" table:base-cell-address="11008.$A$1"/>
          <table:named-range table:name="外部資料_22" table:cell-range-address="11008.$A$1:11008.$N$23" table:base-cell-address="11008.$A$1"/>
          <table:named-range table:name="外部資料_23" table:cell-range-address="11008.$A$1:11008.$N$23" table:base-cell-address="11008.$A$1"/>
          <table:named-range table:name="外部資料_24" table:cell-range-address="11008.$A$1:11008.$N$23" table:base-cell-address="11008.$A$1"/>
          <table:named-range table:name="外部資料_25" table:cell-range-address="11008.$A$1:11008.$N$23" table:base-cell-address="11008.$A$1"/>
          <table:named-range table:name="外部資料_26" table:cell-range-address="11008.$A$1:11008.$N$23" table:base-cell-address="11008.$A$1"/>
          <table:named-range table:name="外部資料_27" table:cell-range-address="11008.$A$1:11008.$N$23" table:base-cell-address="11008.$A$1"/>
          <table:named-range table:name="外部資料_28" table:cell-range-address="11008.$A$1:11008.$N$23" table:base-cell-address="11008.$A$1"/>
          <table:named-range table:name="外部資料_29" table:cell-range-address="11008.$A$1:11008.$N$23" table:base-cell-address="11008.$A$1"/>
          <table:named-range table:name="外部資料_3" table:cell-range-address="11008.$A$1:11008.$N$23" table:base-cell-address="11008.$A$1"/>
          <table:named-range table:name="外部資料_30" table:cell-range-address="11008.$A$1:11008.$N$23" table:base-cell-address="11008.$A$1"/>
          <table:named-range table:name="外部資料_31" table:cell-range-address="11008.$A$1:11008.$N$23" table:base-cell-address="11008.$A$1"/>
          <table:named-range table:name="外部資料_32" table:cell-range-address="11008.$A$1:11008.$N$23" table:base-cell-address="11008.$A$1"/>
          <table:named-range table:name="外部資料_33" table:cell-range-address="11008.$A$1:11008.$N$23" table:base-cell-address="11008.$A$1"/>
          <table:named-range table:name="外部資料_34" table:cell-range-address="11008.$A$1:11008.$N$23" table:base-cell-address="11008.$A$1"/>
          <table:named-range table:name="外部資料_35" table:cell-range-address="11008.$A$1:11008.$N$23" table:base-cell-address="11008.$A$1"/>
          <table:named-range table:name="外部資料_36" table:cell-range-address="11008.$A$1:11008.$N$23" table:base-cell-address="11008.$A$1"/>
          <table:named-range table:name="外部資料_37" table:cell-range-address="11008.$A$1:11008.$N$23" table:base-cell-address="11008.$A$1"/>
          <table:named-range table:name="外部資料_38" table:cell-range-address="11008.$A$1:11008.$N$23" table:base-cell-address="11008.$A$1"/>
          <table:named-range table:name="外部資料_39" table:cell-range-address="11008.$A$1:11008.$N$23" table:base-cell-address="11008.$A$1"/>
          <table:named-range table:name="外部資料_4" table:cell-range-address="11008.$A$1:11008.$N$23" table:base-cell-address="11008.$A$1"/>
          <table:named-range table:name="外部資料_40" table:cell-range-address="11008.$A$1:11008.$N$23" table:base-cell-address="11008.$A$1"/>
          <table:named-range table:name="外部資料_41" table:cell-range-address="11008.$A$1:11008.$N$23" table:base-cell-address="11008.$A$1"/>
          <table:named-range table:name="外部資料_42" table:cell-range-address="11008.$A$1:11008.$N$23" table:base-cell-address="11008.$A$1"/>
          <table:named-range table:name="外部資料_43" table:cell-range-address="11008.$A$1:11008.$N$23" table:base-cell-address="11008.$A$1"/>
          <table:named-range table:name="外部資料_44" table:cell-range-address="11008.$A$1:11008.$N$23" table:base-cell-address="11008.$A$1"/>
          <table:named-range table:name="外部資料_45" table:cell-range-address="11008.$A$1:11008.$N$23" table:base-cell-address="11008.$A$1"/>
          <table:named-range table:name="外部資料_46" table:cell-range-address="11008.$A$1:11008.$N$23" table:base-cell-address="11008.$A$1"/>
          <table:named-range table:name="外部資料_47" table:cell-range-address="11008.$A$1:11008.$N$23" table:base-cell-address="11008.$A$1"/>
          <table:named-range table:name="外部資料_48" table:cell-range-address="11008.$A$1:11008.$N$23" table:base-cell-address="11008.$A$1"/>
          <table:named-range table:name="外部資料_49" table:cell-range-address="11008.$A$1:11008.$N$23" table:base-cell-address="11008.$A$1"/>
          <table:named-range table:name="外部資料_5" table:cell-range-address="11008.$A$1:11008.$N$23" table:base-cell-address="11008.$A$1"/>
          <table:named-range table:name="外部資料_50" table:cell-range-address="11008.$A$1:11008.$N$23" table:base-cell-address="11008.$A$1"/>
          <table:named-range table:name="外部資料_51" table:cell-range-address="11008.$A$1:11008.$N$23" table:base-cell-address="11008.$A$1"/>
          <table:named-range table:name="外部資料_52" table:cell-range-address="11008.$A$1:11008.$N$23" table:base-cell-address="11008.$A$1"/>
          <table:named-range table:name="外部資料_53" table:cell-range-address="11008.$A$1:11008.$N$23" table:base-cell-address="11008.$A$1"/>
          <table:named-range table:name="外部資料_54" table:cell-range-address="11008.$A$1:11008.$N$23" table:base-cell-address="11008.$A$1"/>
          <table:named-range table:name="外部資料_55" table:cell-range-address="11008.$A$1:11008.$N$23" table:base-cell-address="11008.$A$1"/>
          <table:named-range table:name="外部資料_56" table:cell-range-address="11008.$A$1:11008.$N$23" table:base-cell-address="11008.$A$1"/>
          <table:named-range table:name="外部資料_57" table:cell-range-address="11008.$A$1:11008.$N$23" table:base-cell-address="11008.$A$1"/>
          <table:named-range table:name="外部資料_58" table:cell-range-address="11008.$A$1:11008.$N$23" table:base-cell-address="11008.$A$1"/>
          <table:named-range table:name="外部資料_59" table:cell-range-address="11008.$A$1:11008.$N$23" table:base-cell-address="11008.$A$1"/>
          <table:named-range table:name="外部資料_6" table:cell-range-address="11008.$A$1:11008.$N$23" table:base-cell-address="11008.$A$1"/>
          <table:named-range table:name="外部資料_60" table:cell-range-address="11008.$A$1:11008.$N$23" table:base-cell-address="11008.$A$1"/>
          <table:named-range table:name="外部資料_61" table:cell-range-address="11008.$A$1:11008.$N$23" table:base-cell-address="11008.$A$1"/>
          <table:named-range table:name="外部資料_62" table:cell-range-address="11008.$A$1:11008.$N$23" table:base-cell-address="11008.$A$1"/>
          <table:named-range table:name="外部資料_63" table:cell-range-address="11008.$A$1:11008.$N$23" table:base-cell-address="11008.$A$1"/>
          <table:named-range table:name="外部資料_64" table:cell-range-address="11008.$A$1:11008.$N$23" table:base-cell-address="11008.$A$1"/>
          <table:named-range table:name="外部資料_65" table:cell-range-address="11008.$A$1:11008.$N$23" table:base-cell-address="11008.$A$1"/>
          <table:named-range table:name="外部資料_7" table:cell-range-address="11008.$A$1:11008.$N$23" table:base-cell-address="11008.$A$1"/>
          <table:named-range table:name="外部資料_8" table:cell-range-address="11008.$A$1:11008.$N$23" table:base-cell-address="11008.$A$1"/>
          <table:named-range table:name="外部資料_9" table:cell-range-address="11008.$A$1:11008.$N$23" table:base-cell-address="1100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09-24T09:41:20Z</meta:creation-date>
    <dc:date>2021-09-24T09:41:23Z</dc:date>
    <meta:print-date>2021-09-24T09:41:22Z</meta:print-date>
  </office:meta>
</office:document-meta>
</file>